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d622" officeooo:paragraph-rsid="000cd6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ocery Store Live link : <text:a xlink:type="simple" xlink:href="https://techtitansgrocerystore.netlify.app/" text:style-name="Internet_20_link" text:visited-style-name="Visited_20_Internet_20_Link">https://techtitansgrocerystore.netlify.app/</text:a></text:p>
      <text:p text:style-name="P1"/>
      <text:p text:style-name="P1">Grocery Store Github link : <text:s/><text:a xlink:type="simple" xlink:href="https://github.com/MAhsanOfficial/Grocery-Store" text:style-name="Internet_20_link" text:visited-style-name="Visited_20_Internet_20_Link">https://github.com/MAhsanOfficial/Grocery-Store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9:37:52.624237888</meta:creation-date>
    <dc:date>2024-03-26T19:40:00.137029350</dc:date>
    <meta:editing-duration>PT2M8S</meta:editing-duration>
    <meta:editing-cycles>1</meta:editing-cycles>
    <meta:document-statistic meta:table-count="0" meta:image-count="0" meta:object-count="0" meta:page-count="1" meta:paragraph-count="2" meta:word-count="12" meta:character-count="145" meta:non-whitespace-character-count="134"/>
    <meta:generator>LibreOffice/7.3.7.2$Linux_X86_64 LibreOffice_project/30$Build-2</meta:generator>
  </office:meta>
</office:document-meta>
</file>